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E00000069F2507D9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ill Sans MT" svg:font-family="'Gill Sans M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265cm" fo:margin-left="-0.132cm" table:align="left" style:writing-mode="lr-tb"/>
    </style:style>
    <style:style style:name="Tabelle2.A" style:family="table-column">
      <style:table-column-properties style:column-width="4.357cm"/>
    </style:style>
    <style:style style:name="Tabelle2.B" style:family="table-column">
      <style:table-column-properties style:column-width="12.90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3" style:family="table">
      <style:table-properties style:width="17.265cm" fo:margin-left="-0.132cm" table:align="left" style:writing-mode="lr-tb"/>
    </style:style>
    <style:style style:name="Tabelle3.A" style:family="table-column">
      <style:table-column-properties style:column-width="4.357cm"/>
    </style:style>
    <style:style style:name="Tabelle3.B" style:family="table-column">
      <style:table-column-properties style:column-width="12.908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4" style:family="table">
      <style:table-properties style:width="17.265cm" fo:margin-left="-0.132cm" table:align="left" style:writing-mode="lr-tb"/>
    </style:style>
    <style:style style:name="Tabelle4.A" style:family="table-column">
      <style:table-column-properties style:column-width="4.357cm"/>
    </style:style>
    <style:style style:name="Tabelle4.B" style:family="table-column">
      <style:table-column-properties style:column-width="12.908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5" style:family="table">
      <style:table-properties style:width="17.265cm" fo:margin-left="-0.132cm" table:align="left" style:writing-mode="lr-tb"/>
    </style:style>
    <style:style style:name="Tabelle5.A" style:family="table-column">
      <style:table-column-properties style:column-width="4.357cm"/>
    </style:style>
    <style:style style:name="Tabelle5.B" style:family="table-column">
      <style:table-column-properties style:column-width="12.90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" style:family="table">
      <style:table-properties style:width="17.265cm" fo:margin-left="-0.132cm" table:align="left" style:writing-mode="lr-tb"/>
    </style:style>
    <style:style style:name="Tabelle1.A" style:family="table-column">
      <style:table-column-properties style:column-width="4.357cm"/>
    </style:style>
    <style:style style:name="Tabelle1.B" style:family="table-column">
      <style:table-column-properties style:column-width="12.908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</style:style>
    <style:style style:name="P3" style:family="paragraph" style:parent-style-name="Standard">
      <style:paragraph-properties fo:margin-top="0.106cm" fo:margin-bottom="0.106cm" style:snap-to-layout-grid="false"/>
    </style:style>
    <style:style style:name="P4" style:family="paragraph" style:parent-style-name="Standard">
      <style:paragraph-properties fo:margin-top="0.106cm" fo:margin-bottom="0.106cm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106cm" fo:margin-bottom="0.106cm" style:snap-to-layout-grid="false"/>
      <style:text-properties fo:font-weight="bold" fo:background-color="#ffff99" style:font-weight-asian="bold" style:font-weight-complex="bold"/>
    </style:style>
    <style:style style:name="P6" style:family="paragraph" style:parent-style-name="Standard">
      <style:paragraph-properties fo:margin-top="0.247cm" fo:margin-bottom="0.247cm"/>
    </style:style>
    <style:style style:name="P7" style:family="paragraph" style:parent-style-name="Standard">
      <style:paragraph-properties fo:margin-top="0.247cm" fo:margin-bottom="0.247cm" style:snap-to-layout-grid="false"/>
    </style:style>
    <style:style style:name="P8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 style:list-style-name="WW8Num10">
      <style:paragraph-properties fo:margin-top="0.106cm" fo:margin-bottom="0.106cm"/>
    </style:style>
    <style:style style:name="P13" style:family="paragraph" style:parent-style-name="Standard" style:list-style-name="WW8Num10">
      <style:paragraph-properties fo:margin-top="0.106cm" fo:margin-bottom="0.106cm" style:snap-to-layout-grid="false"/>
    </style:style>
    <style:style style:name="P14" style:family="paragraph" style:parent-style-name="Standard">
      <style:paragraph-properties fo:margin-top="0.106cm" fo:margin-bottom="0.106cm" style:snap-to-layout-gri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106cm" fo:margin-bottom="0.106cm" style:snap-to-layout-gri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top="0.106cm" fo:margin-bottom="0.106cm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.106cm" fo:margin-bottom="0.106cm" style:snap-to-layout-grid="false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>
      <style:paragraph-properties fo:text-align="start"/>
    </style:style>
    <style:style style:name="T1" style:family="text">
      <style:text-properties fo:font-size="8pt" style:font-size-asian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/>
    </style:style>
    <style:style style:name="T10" style:family="text">
      <style:text-properties fo:font-size="20pt" style:font-size-asian="20pt"/>
    </style:style>
    <style:style style:name="T11" style:family="text">
      <style:text-properties style:font-size-asian="2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Kontrollkästchen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  <form:form form:name="WW-Standard1" form:apply-filter="true" form:control-implementation="ooo:com.sun.star.form.component.Form" office:target-frame="" xlink:href="">
          <form:checkbox form:name="Kontrollkästchen3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TATUSBERICHT</text:span><text:span text:style-name="T10"> </text:span></text:p>
      <text:p text:style-name="P11"><text:text-input text:description="Text7">&lt;PROJEKTNAME&gt;</text:text-input></text:p>
      <text:p text:style-name="P10"><text:span text:style-name="T6"><text:text-input text:description="Text7">&lt;ErstellerIn, Datum&gt;</text:text-input></text:span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Projektleiter+Team:</text:p>
          </table:table-cell>
          <table:table-cell table:style-name="Tabelle1.B1" office:value-type="string">
            <text:p text:style-name="P3"><text:bookmark-start text:name="Text53"/><text:text-input text:description="Text53">     </text:text-input><text:bookmark-end text:name="Text53"/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Berichtszeitraum:</text:p>
          </table:table-cell>
          <table:table-cell table:style-name="Tabelle2.B1" office:value-type="string">
            <text:p text:style-name="P3">von <text:text-input text:description="Text53">     </text:text-input> bis <text:bookmark-start text:name="Text55"/><text:text-input text:description="Text55">     </text:text-input><text:bookmark-end text:name="Text55"/></text:p>
          </table:table-cell>
        </table:table-row>
        <table:table-row table:style-name="Tabelle2.1">
          <table:table-cell table:style-name="Tabelle2.A1" office:value-type="string">
            <text:p text:style-name="P4">Status:</text:p>
          </table:table-cell>
          <table:table-cell table:style-name="Tabelle2.B1" office:value-type="string">
            <text:p text:style-name="P7"><text:bookmark-start text:name="Kontrollkästchen1"/><draw:control text:anchor-type="as-char" draw:z-index="0" draw:style-name="gr1" draw:text-style-name="P19" svg:width="0.32cm" svg:height="0.32cm" draw:control="control1"/><text:bookmark-end text:name="Kontrollkästchen1"/> kritisch</text:p>
            <text:p text:style-name="P6"><text:bookmark-start text:name="Kontrollkästchen2"/><draw:control text:anchor-type="as-char" draw:z-index="1" draw:style-name="gr1" draw:text-style-name="P19" svg:width="0.32cm" svg:height="0.32cm" draw:control="control2"/><text:bookmark-end text:name="Kontrollkästchen2"/> teilweise kritisch</text:p>
            <text:p text:style-name="P6"><draw:frame draw:style-name="fr1" draw:name="Grafik1" text:anchor-type="char" svg:x="-0.06cm" svg:y="-1.499cm" svg:width="0.953cm" svg:height="2.17cm" draw:z-index="2"><draw:image xlink:href="Pictures/100000000000002E00000069F2507D90.png" xlink:type="simple" xlink:show="embed" xlink:actuate="onLoad"/><draw:contour-polygon svg:width="1.621cm" svg:height="3.718cm" svg:viewBox="0 0 1621 3718" draw:points="-18,0 -18,3718 1621,3718 1621,0" draw:recreate-on-edit="false"/></draw:frame><text:bookmark-start text:name="Kontrollkästchen3"/><draw:control text:anchor-type="as-char" draw:z-index="3" draw:style-name="gr1" draw:text-style-name="P19" svg:width="0.32cm" svg:height="0.32cm" draw:control="control3"/><text:bookmark-end text:name="Kontrollkästchen3"/> planmäßig</text:p>
          </table:table-cell>
        </table:table-row>
        <table:table-row table:style-name="Tabelle2.1">
          <table:table-cell table:style-name="Tabelle2.A1" office:value-type="string">
            <text:p text:style-name="P4">Kurzbeschreibung Status:</text:p>
          </table:table-cell>
          <table:table-cell table:style-name="Tabelle2.B1" office:value-type="string">
            <text:p text:style-name="P3"><text:bookmark-start text:name="Text56"/><text:text-input text:description="Text56">     </text:text-input><text:bookmark-end text:name="Text56"/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Status Inhalte / Qualität:</text:p>
          </table:table-cell>
          <table:table-cell table:style-name="Tabelle3.B1" office:value-type="string">
            <text:list xml:id="list28685890" text:style-name="WW8Num10">
              <text:list-item>
                <text:p text:style-name="P13"><text:bookmark-start text:name="Text57"/><text:text-input text:description="Text57">     </text:text-input><text:bookmark-end text:name="Text57"/></text:p>
              </text:list-item>
              <text:list-item>
                <text:p text:style-name="P12"><text:bookmark-start text:name="Text58"/><text:text-input text:description="Text58">     </text:text-input><text:bookmark-end text:name="Text58"/></text:p>
              </text:list-item>
              <text:list-item>
                <text:p text:style-name="P12"><text:bookmark-start text:name="Text59"/><text:text-input text:description="Text59">     </text:text-input><text:bookmark-end text:name="Text59"/></text:p>
              </text:list-item>
            </text:list>
          </table:table-cell>
        </table:table-row>
        <table:table-row table:style-name="Tabelle3.1">
          <table:table-cell table:style-name="Tabelle3.A1" office:value-type="string">
            <text:p text:style-name="P4">Status Termine:</text:p>
          </table:table-cell>
          <table:table-cell table:style-name="Tabelle3.B1" office:value-type="string">
            <text:list xml:id="list29311219" text:continue-numbering="true" text:style-name="WW8Num10">
              <text:list-item>
                <text:p text:style-name="P13"><text:text-input text:description="Text57">     </text:text-input></text:p>
              </text:list-item>
              <text:list-item>
                <text:p text:style-name="P12"><text:text-input text:description="Text58">     </text:text-input></text:p>
              </text:list-item>
              <text:list-item>
                <text:p text:style-name="P12"><text:text-input text:description="Text59">     </text:text-input></text:p>
              </text:list-item>
            </text:list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Nächste Schritte:</text:p>
          </table:table-cell>
          <table:table-cell table:style-name="Tabelle4.B1" office:value-type="string">
            <text:list xml:id="list29288837" text:continue-numbering="true" text:style-name="WW8Num10">
              <text:list-item>
                <text:p text:style-name="P13"><text:text-input text:description="Text57">     </text:text-input></text:p>
              </text:list-item>
              <text:list-item>
                <text:p text:style-name="P12"><text:text-input text:description="Text58">     </text:text-input></text:p>
              </text:list-item>
              <text:list-item>
                <text:p text:style-name="P12"><text:text-input text:description="Text59">     </text:text-input></text:p>
              </text:list-item>
            </text:list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5">Notwendige Entscheidungen für Projektauftraggeber</text:p>
          </table:table-cell>
          <table:table-cell table:style-name="Tabelle5.B1" office:value-type="string">
            <text:list xml:id="list29291840" text:continue-numbering="true" text:style-name="WW8Num10">
              <text:list-item>
                <text:p text:style-name="P13"><text:text-input text:description="">     </text:text-input></text:p>
              </text:list-item>
              <text:list-item>
                <text:p text:style-name="P12"><text:text-input text:description="Text58">     </text:text-input></text:p>
              </text:list-item>
              <text:list-item>
                <text:p text:style-name="P12"><text:text-input text:description="Text59">     </text:text-input></text:p>
              </text:list-item>
            </text:list>
          </table:table-cell>
        </table:table-row>
      </table:table>
      <text:p text:style-name="Standard"/>
      <text:p text:style-name="P8"><text:bookmark-start text:name="Text7"/><text:bookmark-end text:name="Text7"/></text:p>
      <text:p text:style-name="P8"/>
      <text:p text:style-name="P8"/>
      <text:p text:style-name="P9"><text:span text:style-name="T3"/></text:p>
      <text:p text:style-name="P9"><text:span text:style-name="T3"/></text:p>
      <text:p text:style-name="P9"><text:span text:style-name="T3">Beilage:</text:span> </text:p>
      <text:p text:style-name="P9">Zeitplan mit Vergleichsdarstellung zum Basisplan (Balkendiagramm Überwachung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Gill Sans MT" svg:font-family="'Gill Sans M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fo:text-align="end" style:justify-single-word="false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cm" fo:margin-bottom="0.635cm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20pt" fo:font-weight="bold" style:letter-kerning="true" style:font-size-asian="20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7cm" fo:margin-right="0cm" fo:margin-top="0cm" fo:margin-bottom="0.423cm" fo:hyphenation-ladder-count="no-limit" fo:text-indent="-1.27cm" style:auto-text-indent="false" fo:keep-with-next="always">
        <style:tab-stops>
          <style:tab-stop style:position="1.27cm"/>
        </style:tab-stops>
      </style:paragraph-properties>
      <style:text-properties fo:font-size="16pt" fo:language="en" fo:country="GB" fo:font-weight="bold" style:font-size-asian="16pt" style:font-weight-asian="bold" style:font-name-complex="Arial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/>
      <style:text-properties fo:language="en" fo:country="GB" style:text-underline-style="solid" style:text-underline-width="auto" style:text-underline-color="font-color" style:font-name-complex="Arial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2.223cm" fo:margin-right="0cm" fo:text-indent="-1.27cm" style:auto-text-indent="false">
        <style:tab-stops>
          <style:tab-stop style:position="2.223cm"/>
          <style:tab-stop style:position="15.984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.951cm" fo:margin-right="0cm" fo:margin-top="0.423cm" fo:margin-bottom="0.212cm" fo:text-indent="-0.951cm" style:auto-text-indent="false">
        <style:tab-stops>
          <style:tab-stop style:position="0.951cm"/>
          <style:tab-stop style:position="15.976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Footnote" style:family="paragraph" style:parent-style-name="Standard" style:class="extra">
      <style:paragraph-properties fo:margin-left="0.635cm" fo:margin-right="0cm" fo:text-indent="-0.635cm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1.588cm" style:auto-text-indent="false">
        <style:tab-stops>
          <style:tab-stop style:position="3.81cm"/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2pt" fo:font-weight="bold" style:font-size-asian="22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fzählungszeichen" style:family="paragraph" style:parent-style-name="Standard" style:list-style-name="WW8Num4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Arial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/>
    </style:style>
    <style:style style:name="WW8Num7z1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2" style:family="text">
      <style:text-properties style:font-name="Gill Sans MT" fo:font-size="12pt" fo:font-style="normal" fo:font-weight="bold" style:font-size-asian="12pt" style:font-style-asian="normal" style:font-weight-asian="bold" style:font-size-complex="12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Bookman Old Style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 style:font-name="Arial Narrow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style:num-suffix="." text:bullet-char="_">
        <style:list-level-properties text:list-level-position-and-space-mode="label-alignment">
          <style:list-level-label-alignment text:label-followed-by="listtab" text:list-tab-stop-position="2.265cm" fo:text-indent="-0.466cm" fo:margin-left="2.096cm"/>
        </style:list-level-properties>
        <style:text-properties fo:font-family="Open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4.44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6.35cm" fo:margin-left="5.715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7.62cm" fo:margin-left="6.985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8.255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0.16cm" fo:margin-left="9.52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11.43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_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  <style:text-properties style:font-name="Bookman Old Style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3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933cm" style:type="right"/>
        </style:tab-stops>
      </style:paragraph-properties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13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startup euregio Management GmbH, 2001 - 2007<text:tab/><text:tab/></text:span><text:span text:style-name="Page_20_Number"><text:span text:style-name="MT1"><text:page-number text:select-page="current">1</text:page-number></text:span></text:span><text:span text:style-name="Page_20_Number"><text:span text:style-name="MT1"> von </text:span></text:span><text:span text:style-name="Page_20_Number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statusbericht</dc:title>
    <meta:initial-creator>Stefan Hagen</meta:initial-creator>
    <meta:creation-date>2004-07-20T09:53:00</meta:creation-date>
    <dc:date>2011-11-16T09:00:54.23</dc:date>
    <meta:print-date>2004-07-16T18:04:00</meta:print-date>
    <meta:editing-cycles>52</meta:editing-cycles>
    <meta:generator>OpenOffice.org/3.2$Win32 OpenOffice.org_project/320m18$Build-9502</meta:generator>
    <meta:editing-duration>PT00H09M09S</meta:editing-duration>
    <meta:document-statistic meta:table-count="5" meta:image-count="1" meta:object-count="0" meta:page-count="1" meta:paragraph-count="32" meta:word-count="59" meta:character-count="511"/>
  </office:meta>
</office:document-meta>
</file>